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Chapter 8 — Blood Pressure Medications Made Simple (How Each One Works)</text:span></text:h>
      <text:p text:style-name="Text_20_body">Most people take medication without understanding what the pills actually do.<text:line-break/>This chapter gives you the <text:span text:style-name="Strong_20_Emphasis">mechanical explanation</text:span> — like understanding the parts of an engine.<text:line-break/>Once you see what each drug <text:span text:style-name="Emphasis">physically changes</text:span> in the system, decisions make sense.</text:p>
      <text:p text:style-name="Text_20_body">There are only <text:span text:style-name="Strong_20_Emphasis">five major categories</text:span>. Everything else is just a variation.</text:p>
      <text:p text:style-name="Horizontal_20_Line"/>
      <text:h text:style-name="Heading_20_1" text:outline-level="1"><text:span text:style-name="Strong_20_Emphasis">1. ACE Inhibitors</text:span></text:h>
      <text:p text:style-name="Text_20_body"><text:span text:style-name="Emphasis">(Examples: Enalapril, Lisinopril, Perindopril, Ramipril)</text:span></text:p>
      <text:h text:style-name="Heading_20_3" text:outline-level="3"><text:span text:style-name="Strong_20_Emphasis">What they target:</text:span></text:h>
      <text:p text:style-name="Text_20_body">The <text:span text:style-name="Strong_20_Emphasis">RAAS system</text:span> — the body’s “raise blood pressure emergency system”.</text:p>
      <text:h text:style-name="Heading_20_3" text:outline-level="3"><text:span text:style-name="Strong_20_Emphasis">Mechanism:</text:span></text:h>
      <text:p text:style-name="Text_20_body">ACE inhibitors block the enzyme that creates <text:span text:style-name="Strong_20_Emphasis">angiotensin II</text:span>, a hormone that:</text:p>
      <text:list text:style-name="L1">
        <text:list-item>
          <text:p text:style-name="P1">narrows arteries</text:p>
        </text:list-item>
        <text:list-item>
          <text:p text:style-name="P1">tells kidneys to retain salt</text:p>
        </text:list-item>
        <text:list-item>
          <text:p text:style-name="P1">increases pressure everywhere</text:p>
        </text:list-item>
      </text:list>
      <text:p text:style-name="Text_20_body">Block the hormone → arteries relax → pressure drops.</text:p>
      <text:h text:style-name="Heading_20_3" text:outline-level="3"><text:span text:style-name="Strong_20_Emphasis">Who they work best for:</text:span></text:h>
      <text:list text:style-name="L2">
        <text:list-item>
          <text:p text:style-name="P2">people with elevated night-time BP</text:p>
        </text:list-item>
        <text:list-item>
          <text:p text:style-name="P2">older adults with stiff arteries</text:p>
        </text:list-item>
        <text:list-item>
          <text:p text:style-name="P2">people with diabetes or kidney strain</text:p>
        </text:list-item>
        <text:list-item>
          <text:p text:style-name="P2">people with high renin activity (common in non-obese hypertension)</text:p>
        </text:list-item>
      </text:list>
      <text:h text:style-name="Heading_20_3" text:outline-level="3"><text:span text:style-name="Strong_20_Emphasis">Side effects to know:</text:span></text:h>
      <text:list text:style-name="L3">
        <text:list-item>
          <text:p text:style-name="P3">dry cough (10%)</text:p>
        </text:list-item>
        <text:list-item>
          <text:p text:style-name="P3">rare swelling (stop immediately if it happens)</text:p>
        </text:list-item>
      </text:list>
      <text:p text:style-name="Text_20_body">Otherwise typically well-tolerated.</text:p>
      <text:p text:style-name="Horizontal_20_Line"/>
      <text:h text:style-name="Heading_20_1" text:outline-level="1"><text:soft-page-break/><text:span text:style-name="Strong_20_Emphasis">2. ARBs (Angiotensin Receptor Blockers)</text:span></text:h>
      <text:p text:style-name="Text_20_body"><text:span text:style-name="Emphasis">(Examples: Losartan, Valsartan, Telmisartan, Olmesartan)</text:span></text:p>
      <text:h text:style-name="Heading_20_3" text:outline-level="3"><text:span text:style-name="Strong_20_Emphasis">What they target:</text:span></text:h>
      <text:p text:style-name="Text_20_body">Same hormone as ACE inhibitors — <text:span text:style-name="Strong_20_Emphasis">angiotensin II</text:span> —<text:line-break/>but they block the <text:span text:style-name="Strong_20_Emphasis">receptor</text:span> instead of the enzyme.</text:p>
      <text:h text:style-name="Heading_20_3" text:outline-level="3"><text:span text:style-name="Strong_20_Emphasis">Mechanism:</text:span></text:h>
      <text:p text:style-name="Text_20_body">Angiotensin II might still be produced, but it can’t <text:span text:style-name="Emphasis">attach</text:span> to its receptor.<text:line-break/>Like turning off the power at the wall socket.</text:p>
      <text:p text:style-name="Text_20_body">Result:</text:p>
      <text:list text:style-name="L4">
        <text:list-item>
          <text:p text:style-name="P4">arteries widen</text:p>
        </text:list-item>
        <text:list-item>
          <text:p text:style-name="P4">kidney relaxes</text:p>
        </text:list-item>
        <text:list-item>
          <text:p text:style-name="P4">BP falls</text:p>
        </text:list-item>
      </text:list>
      <text:h text:style-name="Heading_20_3" text:outline-level="3"><text:span text:style-name="Strong_20_Emphasis">Who they work best for:</text:span></text:h>
      <text:list text:style-name="L5">
        <text:list-item>
          <text:p text:style-name="P5">people who couldn’t handle ACE inhibitor cough</text:p>
        </text:list-item>
        <text:list-item>
          <text:p text:style-name="P5">people with high stress-driven hypertension</text:p>
        </text:list-item>
        <text:list-item>
          <text:p text:style-name="P5">age 50+ with artery stiffness</text:p>
        </text:list-item>
        <text:list-item>
          <text:p text:style-name="P5">sleep apnea patients</text:p>
        </text:list-item>
      </text:list>
      <text:h text:style-name="Heading_20_3" text:outline-level="3"><text:span text:style-name="Strong_20_Emphasis">Side effects:</text:span></text:h>
      <text:p text:style-name="Text_20_body">Very low. This class is one of the cleanest in medicine.</text:p>
      <text:p text:style-name="Horizontal_20_Line"/>
      <text:h text:style-name="Heading_20_1" text:outline-level="1"><text:span text:style-name="Strong_20_Emphasis">3. Calcium Channel Blockers (CCBs)</text:span></text:h>
      <text:p text:style-name="Text_20_body"><text:span text:style-name="Emphasis">(Examples: Amlodipine, Nifedipine, Verapamil, Diltiazem)</text:span></text:p>
      <text:h text:style-name="Heading_20_3" text:outline-level="3"><text:span text:style-name="Strong_20_Emphasis">What they target:</text:span></text:h>
      <text:p text:style-name="Text_20_body"><text:span text:style-name="Strong_20_Emphasis">Calcium flow in arterial smooth muscle.</text:span></text:p>
      <text:h text:style-name="Heading_20_3" text:outline-level="3"><text:span text:style-name="Strong_20_Emphasis">Mechanism:</text:span></text:h>
      <text:p text:style-name="Text_20_body">Arteries contract when calcium enters the muscle cells.<text:line-break/>CCBs block those channels → muscles cannot tighten → arteries <text:span text:style-name="Strong_20_Emphasis">must relax</text:span>.</text:p>
      <text:p text:style-name="Text_20_body">Very effective at reducing <text:span text:style-name="Strong_20_Emphasis">systolic pressure</text:span> (top number).</text:p>
      <text:h text:style-name="Heading_20_3" text:outline-level="3"><text:soft-page-break/><text:span text:style-name="Strong_20_Emphasis">Who they work best for:</text:span></text:h>
      <text:list text:style-name="L6">
        <text:list-item>
          <text:p text:style-name="P6">older adults with stiff large arteries</text:p>
        </text:list-item>
        <text:list-item>
          <text:p text:style-name="P6">people with isolated systolic hypertension</text:p>
        </text:list-item>
        <text:list-item>
          <text:p text:style-name="P6">African ancestry (physiologically, RAAS often lower, so CCBs outperform ACEi/ARBs)</text:p>
        </text:list-item>
      </text:list>
      <text:h text:style-name="Heading_20_3" text:outline-level="3"><text:span text:style-name="Strong_20_Emphasis">Side effects:</text:span></text:h>
      <text:list text:style-name="L7">
        <text:list-item>
          <text:p text:style-name="P7">ankle swelling</text:p>
        </text:list-item>
        <text:list-item>
          <text:p text:style-name="P7">occasional flushing</text:p>
        </text:list-item>
        <text:list-item>
          <text:p text:style-name="P7">headache for a week when starting</text:p>
        </text:list-item>
      </text:list>
      <text:p text:style-name="Text_20_body">Amlodipine is the classic example.</text:p>
      <text:p text:style-name="Horizontal_20_Line"/>
      <text:h text:style-name="Heading_20_1" text:outline-level="1"><text:span text:style-name="Strong_20_Emphasis">4. Thiazide Diuretics</text:span></text:h>
      <text:p text:style-name="Text_20_body"><text:span text:style-name="Emphasis">(Examples: Hydrochlorothiazide, Chlorthalidone, Indapamide)</text:span></text:p>
      <text:h text:style-name="Heading_20_3" text:outline-level="3"><text:span text:style-name="Strong_20_Emphasis">What they target:</text:span></text:h>
      <text:p text:style-name="Text_20_body"><text:span text:style-name="Strong_20_Emphasis">Kidney water and salt retention.</text:span></text:p>
      <text:h text:style-name="Heading_20_3" text:outline-level="3"><text:span text:style-name="Strong_20_Emphasis">Mechanism:</text:span></text:h>
      <text:p text:style-name="Text_20_body">They tell the kidneys to:</text:p>
      <text:list text:style-name="L8">
        <text:list-item>
          <text:p text:style-name="P8">excrete extra sodium</text:p>
        </text:list-item>
        <text:list-item>
          <text:p text:style-name="P8">excrete extra water<text:line-break/>→ blood volume drops<text:line-break/>→ blood pressure drops</text:p>
        </text:list-item>
      </text:list>
      <text:p text:style-name="Text_20_body">Like turning down the water level in a pressurised tank.</text:p>
      <text:h text:style-name="Heading_20_3" text:outline-level="3"><text:span text:style-name="Strong_20_Emphasis">Who they work best for:</text:span></text:h>
      <text:list text:style-name="L9">
        <text:list-item>
          <text:p text:style-name="P9">people with salt-sensitive hypertension</text:p>
        </text:list-item>
        <text:list-item>
          <text:p text:style-name="P9">older adults</text:p>
        </text:list-item>
        <text:list-item>
          <text:p text:style-name="P9">people with swollen ankles</text:p>
        </text:list-item>
        <text:list-item>
          <text:p text:style-name="P9">people with high systolic + diastolic pressure</text:p>
        </text:list-item>
      </text:list>
      <text:h text:style-name="Heading_20_3" text:outline-level="3"><text:span text:style-name="Strong_20_Emphasis">Side effects:</text:span></text:h>
      <text:list text:style-name="L10">
        <text:list-item>
          <text:p text:style-name="P10">more urination initially</text:p>
        </text:list-item>
        <text:list-item>
          <text:p text:style-name="P10">slight risk of lowering potassium (usually mild)</text:p>
        </text:list-item>
        <text:list-item>
          <text:p text:style-name="P10">avoid dehydration</text:p>
        </text:list-item>
      </text:list>
      <text:p text:style-name="Text_20_body"><text:soft-page-break/>Indapamide and chlorthalidone are stronger and longer-lasting than HCTZ.</text:p>
      <text:p text:style-name="Horizontal_20_Line"/>
      <text:h text:style-name="Heading_20_1" text:outline-level="1"><text:span text:style-name="Strong_20_Emphasis">5. Beta Blockers</text:span></text:h>
      <text:p text:style-name="Text_20_body"><text:span text:style-name="Emphasis">(Examples: Atenolol, Bisoprolol, Metoprolol)</text:span></text:p>
      <text:h text:style-name="Heading_20_3" text:outline-level="3"><text:span text:style-name="Strong_20_Emphasis">What they target:</text:span></text:h>
      <text:p text:style-name="Text_20_body"><text:span text:style-name="Strong_20_Emphasis">Heart rate and adrenaline response.</text:span></text:p>
      <text:h text:style-name="Heading_20_3" text:outline-level="3"><text:span text:style-name="Strong_20_Emphasis">Mechanism:</text:span></text:h>
      <text:p text:style-name="Text_20_body">Beta blockers block adrenaline receptors on the heart, causing:</text:p>
      <text:list text:style-name="L11">
        <text:list-item>
          <text:p text:style-name="P11">reduced heart rate</text:p>
        </text:list-item>
        <text:list-item>
          <text:p text:style-name="P11">reduced force of contraction</text:p>
        </text:list-item>
        <text:list-item>
          <text:p text:style-name="P11">lower cardiac output</text:p>
        </text:list-item>
      </text:list>
      <text:p text:style-name="Text_20_body">Less pumping → less pressure.</text:p>
      <text:h text:style-name="Heading_20_3" text:outline-level="3"><text:span text:style-name="Strong_20_Emphasis">Who they work best for:</text:span></text:h>
      <text:list text:style-name="L12">
        <text:list-item>
          <text:p text:style-name="P12">younger patients (&lt;55)</text:p>
        </text:list-item>
        <text:list-item>
          <text:p text:style-name="P12">anxiety-driven BP spikes</text:p>
        </text:list-item>
        <text:list-item>
          <text:p text:style-name="P12">fast heart rate</text:p>
        </text:list-item>
        <text:list-item>
          <text:p text:style-name="P12">arrhythmias</text:p>
        </text:list-item>
        <text:list-item>
          <text:p text:style-name="P12">post-heart procedure recovery</text:p>
        </text:list-item>
      </text:list>
      <text:h text:style-name="Heading_20_3" text:outline-level="3"><text:span text:style-name="Strong_20_Emphasis">Side effects:</text:span></text:h>
      <text:list text:style-name="L13">
        <text:list-item>
          <text:p text:style-name="P13">fatigue</text:p>
        </text:list-item>
        <text:list-item>
          <text:p text:style-name="P13">cold hands</text:p>
        </text:list-item>
        <text:list-item>
          <text:p text:style-name="P13">reduced exercise capacity</text:p>
        </text:list-item>
        <text:list-item>
          <text:p text:style-name="P13">can worsen asthma</text:p>
        </text:list-item>
      </text:list>
      <text:p text:style-name="Text_20_body">Not usually first-line unless specific reasons exist.</text:p>
      <text:p text:style-name="Horizontal_20_Line"/>
      <text:h text:style-name="Heading_20_1" text:outline-level="1"><text:span text:style-name="Strong_20_Emphasis">Combination Therapy (How doctors choose pairs)</text:span></text:h>
      <text:p text:style-name="Text_20_body">When one drug isn’t enough, combinations follow <text:span text:style-name="Strong_20_Emphasis">simple logic</text:span>:</text:p>
      <text:h text:style-name="Heading_20_3" text:outline-level="3"><text:soft-page-break/><text:span text:style-name="Strong_20_Emphasis">Best pairs:</text:span></text:h>
      <text:list text:style-name="L14">
        <text:list-item>
          <text:p text:style-name="P14"><text:span text:style-name="Strong_20_Emphasis">ACE inhibitor or ARB + Calcium Channel Blocker</text:span><text:line-break/>(relaxes small + large arteries → strong effect)</text:p>
        </text:list-item>
        <text:list-item>
          <text:p text:style-name="P14"><text:span text:style-name="Strong_20_Emphasis">ACE inhibitor or ARB + Thiazide</text:span><text:line-break/>(controls RAAS + reduces blood volume)</text:p>
        </text:list-item>
      </text:list>
      <text:h text:style-name="Heading_20_3" text:outline-level="3"><text:span text:style-name="Strong_20_Emphasis">Less ideal:</text:span></text:h>
      <text:list text:style-name="L15">
        <text:list-item>
          <text:p text:style-name="P15"><text:span text:style-name="Strong_20_Emphasis">ACE inhibitor + ARB</text:span><text:line-break/>(no added benefit, more side effects)</text:p>
        </text:list-item>
      </text:list>
      <text:h text:style-name="Heading_20_3" text:outline-level="3"><text:span text:style-name="Strong_20_Emphasis">Beta blockers are added when needed</text:span>, not as a base.</text:h>
      <text:p text:style-name="Horizontal_20_Line"/>
      <text:h text:style-name="Heading_20_1" text:outline-level="1"><text:span text:style-name="Strong_20_Emphasis">“Which medication works fastest?”</text:span></text:h>
      <text:list text:style-name="L16">
        <text:list-item>
          <text:p text:style-name="P16">CCBs (like amlodipine): <text:span text:style-name="Strong_20_Emphasis">days</text:span></text:p>
        </text:list-item>
        <text:list-item>
          <text:p text:style-name="P16">ARBs: <text:span text:style-name="Strong_20_Emphasis">days to 1–2 weeks</text:span></text:p>
        </text:list-item>
        <text:list-item>
          <text:p text:style-name="P16">ACE inhibitors: <text:span text:style-name="Strong_20_Emphasis">days to 1–2 weeks</text:span></text:p>
        </text:list-item>
        <text:list-item>
          <text:p text:style-name="P16">Thiazides: <text:span text:style-name="Strong_20_Emphasis">24–72 hours</text:span></text:p>
        </text:list-item>
        <text:list-item>
          <text:p text:style-name="P16">Beta blockers: <text:span text:style-name="Strong_20_Emphasis">immediate effect on heart rate</text:span></text:p>
        </text:list-item>
      </text:list>
      <text:p text:style-name="Horizontal_20_Line"/>
      <text:h text:style-name="Heading_20_1" text:outline-level="1"><text:span text:style-name="Strong_20_Emphasis">“Which medication lowers BP the most?”</text:span></text:h>
      <text:p text:style-name="Text_20_body">On average:</text:p>
      <text:list text:style-name="L17">
        <text:list-item>
          <text:p text:style-name="P17">strongest: <text:span text:style-name="Strong_20_Emphasis">ARBs</text:span> and <text:span text:style-name="Strong_20_Emphasis">ACE inhibitors</text:span></text:p>
        </text:list-item>
        <text:list-item>
          <text:p text:style-name="P17">strongest immediate effect: <text:span text:style-name="Strong_20_Emphasis">CCBs</text:span></text:p>
        </text:list-item>
        <text:list-item>
          <text:p text:style-name="P17">best for salt retention: <text:span text:style-name="Strong_20_Emphasis">Thiazides</text:span></text:p>
        </text:list-item>
      </text:list>
      <text:p text:style-name="Text_20_body">But <text:span text:style-name="Strong_20_Emphasis">combinations beat any single drug</text:span>.</text:p>
      <text:p text:style-name="Horizontal_20_Line"/>
      <text:h text:style-name="Heading_20_1" text:outline-level="1"><text:span text:style-name="Strong_20_Emphasis">End of Chapter 8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6T15:02:47.140399115</meta:creation-date>
    <dc:date>2025-11-26T15:03:37.841887850</dc:date>
    <meta:editing-duration>PT51S</meta:editing-duration>
    <meta:editing-cycles>1</meta:editing-cycles>
    <meta:document-statistic meta:table-count="0" meta:image-count="0" meta:object-count="0" meta:page-count="5" meta:paragraph-count="117" meta:word-count="701" meta:character-count="4334" meta:non-whitespace-character-count="3802"/>
    <meta:generator>LibreOffice/24.2.7.2$Linux_X86_64 LibreOffice_project/420$Build-2</meta:generator>
  </office:meta>
</office:document-meta>
</file>